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3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52" draw:style-name="gr1" draw:text-style-name="P1" draw:layer="layout" svg:width="0.799cm" svg:height="2.999cm" svg:x="0.899cm" svg:y="8.75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 53" draw:style-name="gr2" draw:text-style-name="P2" draw:layer="layout" svg:width="37.203cm" svg:height="34.565cm" svg:x="-16.303cm" svg:y="-7.033cm">
          <text:p text:style-name="P4"/>
          <draw:enhanced-geometry draw:mirror-horizontal="false" draw:mirror-vertical="false" draw:text-areas="?f36 ?f42 ?f24 ?f30" svg:viewBox="0 0 0 0" draw:type="ooxml-arc" draw:modifiers="16178503 5393309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line draw:name="Connecteur droit 54" draw:style-name="gr3" draw:text-style-name="P3" draw:layer="layout" svg:x1="20.1cm" svg:y1="1.049cm" svg:x2="1.698cm" svg:y2="10.25cm">
          <text:p/>
        </draw:line>
        <draw:line draw:name="Connecteur droit 55" draw:style-name="gr3" draw:text-style-name="P3" draw:layer="layout" svg:x1="22.101cm" svg:y1="5.649cm" svg:x2="1.698cm" svg:y2="10.25cm">
          <text:p/>
        </draw:line>
        <draw:line draw:name="Connecteur droit 56" draw:style-name="gr3" draw:text-style-name="P3" draw:layer="layout" svg:x1="22.701cm" svg:y1="10.25cm" svg:x2="1.698cm" svg:y2="10.25cm">
          <text:p/>
        </draw:line>
        <draw:line draw:name="Connecteur droit 57" draw:style-name="gr3" draw:text-style-name="P3" draw:layer="layout" svg:x1="22.301cm" svg:y1="14.983cm" svg:x2="1.698cm" svg:y2="10.25cm">
          <text:p/>
        </draw:line>
        <draw:line draw:name="Connecteur droit 58" draw:style-name="gr3" draw:text-style-name="P3" draw:layer="layout" svg:x1="20.354cm" svg:y1="19.451cm" svg:x2="1.698cm" svg:y2="10.25cm">
          <text:p/>
        </draw:line>
        <draw:custom-shape draw:name="Rectangle 59" draw:style-name="gr4" draw:text-style-name="P2" draw:layer="layout" svg:width="4.399cm" svg:height="1.799cm" draw:transform="rotate (0.445233492183754) translate (15.9cm 2.134cm)">
          <text:p text:style-name="P4"/>
          <draw:enhanced-geometry draw:mirror-horizontal="false" draw:mirror-vertical="false" drawooo:sub-view-size="1584176 648072" draw:text-areas="0 0 ?f50 ?f51" svg:viewBox="0 0 0 0" draw:type="ooxml-non-primitive" draw:enhanced-path="M 0 0 L 1584176 0 1584176 648072 15898 647168 N">
            <draw:equation draw:name="f0" draw:formula="0*logwidth/1584176"/>
            <draw:equation draw:name="f1" draw:formula="0*logheight/648072"/>
            <draw:equation draw:name="f2" draw:formula="1584176*logwidth/1584176"/>
            <draw:equation draw:name="f3" draw:formula="0*logheight/648072"/>
            <draw:equation draw:name="f4" draw:formula="1584176*logwidth/1584176"/>
            <draw:equation draw:name="f5" draw:formula="648072*logheight/648072"/>
            <draw:equation draw:name="f6" draw:formula="0*logwidth/1584176"/>
            <draw:equation draw:name="f7" draw:formula="648072*logheight/648072"/>
            <draw:equation draw:name="f8" draw:formula="0*logwidth/1584176"/>
            <draw:equation draw:name="f9" draw:formula="0*logheight/648072"/>
            <draw:equation draw:name="f10" draw:formula="0*logwidth/1584176"/>
            <draw:equation draw:name="f11" draw:formula="0*logheight/739512"/>
            <draw:equation draw:name="f12" draw:formula="1584176*logwidth/1584176"/>
            <draw:equation draw:name="f13" draw:formula="0*logheight/739512"/>
            <draw:equation draw:name="f14" draw:formula="1584176*logwidth/1584176"/>
            <draw:equation draw:name="f15" draw:formula="648072*logheight/739512"/>
            <draw:equation draw:name="f16" draw:formula="91440*logwidth/1584176"/>
            <draw:equation draw:name="f17" draw:formula="739512*logheight/739512"/>
            <draw:equation draw:name="f18" draw:formula="0*logwidth/1584176"/>
            <draw:equation draw:name="f19" draw:formula="0*logheight/648072"/>
            <draw:equation draw:name="f20" draw:formula="1584176*logwidth/1584176"/>
            <draw:equation draw:name="f21" draw:formula="0*logheight/648072"/>
            <draw:equation draw:name="f22" draw:formula="1584176*logwidth/1584176"/>
            <draw:equation draw:name="f23" draw:formula="648072*logheight/648072"/>
            <draw:equation draw:name="f24" draw:formula="44488*logwidth/1584176"/>
            <draw:equation draw:name="f25" draw:formula="579897*logheight/648072"/>
            <draw:equation draw:name="f26" draw:formula="0*logwidth/1584176"/>
            <draw:equation draw:name="f27" draw:formula="0*logheight/648072"/>
            <draw:equation draw:name="f28" draw:formula="1584176*logwidth/1584176"/>
            <draw:equation draw:name="f29" draw:formula="0*logheight/648072"/>
            <draw:equation draw:name="f30" draw:formula="1584176*logwidth/1584176"/>
            <draw:equation draw:name="f31" draw:formula="648072*logheight/648072"/>
            <draw:equation draw:name="f32" draw:formula="21108*logwidth/1584176"/>
            <draw:equation draw:name="f33" draw:formula="621510*logheight/648072"/>
            <draw:equation draw:name="f34" draw:formula="0*logwidth/1584176"/>
            <draw:equation draw:name="f35" draw:formula="0*logheight/648072"/>
            <draw:equation draw:name="f36" draw:formula="1584176*logwidth/1584176"/>
            <draw:equation draw:name="f37" draw:formula="0*logheight/648072"/>
            <draw:equation draw:name="f38" draw:formula="1584176*logwidth/1584176"/>
            <draw:equation draw:name="f39" draw:formula="648072*logheight/648072"/>
            <draw:equation draw:name="f40" draw:formula="21108*logwidth/1584176"/>
            <draw:equation draw:name="f41" draw:formula="621510*logheight/648072"/>
            <draw:equation draw:name="f42" draw:formula="0*logwidth/1584176"/>
            <draw:equation draw:name="f43" draw:formula="0*logheight/648072"/>
            <draw:equation draw:name="f44" draw:formula="1584176*logwidth/1584176"/>
            <draw:equation draw:name="f45" draw:formula="0*logheight/648072"/>
            <draw:equation draw:name="f46" draw:formula="1584176*logwidth/1584176"/>
            <draw:equation draw:name="f47" draw:formula="648072*logheight/648072"/>
            <draw:equation draw:name="f48" draw:formula="15898*logwidth/1584176"/>
            <draw:equation draw:name="f49" draw:formula="647168*logheight/648072"/>
            <draw:equation draw:name="f50" draw:formula="logwidth"/>
            <draw:equation draw:name="f51" draw:formula="logheight"/>
          </draw:enhanced-geometry>
        </draw:custom-shape>
        <draw:custom-shape draw:name="Rectangle 59" draw:style-name="gr4" draw:text-style-name="P2" draw:layer="layout" svg:width="4.399cm" svg:height="1.799cm" draw:transform="rotate (0.226892802759263) translate (17.754cm 5.638cm)">
          <text:p text:style-name="P4"/>
          <draw:enhanced-geometry draw:mirror-horizontal="false" draw:mirror-vertical="false" drawooo:sub-view-size="1584176 648072" draw:text-areas="0 0 ?f50 ?f51" svg:viewBox="0 0 0 0" draw:type="ooxml-non-primitive" draw:enhanced-path="M 0 0 L 1584176 0 1584176 648072 15898 647168 N">
            <draw:equation draw:name="f0" draw:formula="0*logwidth/1584176"/>
            <draw:equation draw:name="f1" draw:formula="0*logheight/648072"/>
            <draw:equation draw:name="f2" draw:formula="1584176*logwidth/1584176"/>
            <draw:equation draw:name="f3" draw:formula="0*logheight/648072"/>
            <draw:equation draw:name="f4" draw:formula="1584176*logwidth/1584176"/>
            <draw:equation draw:name="f5" draw:formula="648072*logheight/648072"/>
            <draw:equation draw:name="f6" draw:formula="0*logwidth/1584176"/>
            <draw:equation draw:name="f7" draw:formula="648072*logheight/648072"/>
            <draw:equation draw:name="f8" draw:formula="0*logwidth/1584176"/>
            <draw:equation draw:name="f9" draw:formula="0*logheight/648072"/>
            <draw:equation draw:name="f10" draw:formula="0*logwidth/1584176"/>
            <draw:equation draw:name="f11" draw:formula="0*logheight/739512"/>
            <draw:equation draw:name="f12" draw:formula="1584176*logwidth/1584176"/>
            <draw:equation draw:name="f13" draw:formula="0*logheight/739512"/>
            <draw:equation draw:name="f14" draw:formula="1584176*logwidth/1584176"/>
            <draw:equation draw:name="f15" draw:formula="648072*logheight/739512"/>
            <draw:equation draw:name="f16" draw:formula="91440*logwidth/1584176"/>
            <draw:equation draw:name="f17" draw:formula="739512*logheight/739512"/>
            <draw:equation draw:name="f18" draw:formula="0*logwidth/1584176"/>
            <draw:equation draw:name="f19" draw:formula="0*logheight/648072"/>
            <draw:equation draw:name="f20" draw:formula="1584176*logwidth/1584176"/>
            <draw:equation draw:name="f21" draw:formula="0*logheight/648072"/>
            <draw:equation draw:name="f22" draw:formula="1584176*logwidth/1584176"/>
            <draw:equation draw:name="f23" draw:formula="648072*logheight/648072"/>
            <draw:equation draw:name="f24" draw:formula="44488*logwidth/1584176"/>
            <draw:equation draw:name="f25" draw:formula="579897*logheight/648072"/>
            <draw:equation draw:name="f26" draw:formula="0*logwidth/1584176"/>
            <draw:equation draw:name="f27" draw:formula="0*logheight/648072"/>
            <draw:equation draw:name="f28" draw:formula="1584176*logwidth/1584176"/>
            <draw:equation draw:name="f29" draw:formula="0*logheight/648072"/>
            <draw:equation draw:name="f30" draw:formula="1584176*logwidth/1584176"/>
            <draw:equation draw:name="f31" draw:formula="648072*logheight/648072"/>
            <draw:equation draw:name="f32" draw:formula="21108*logwidth/1584176"/>
            <draw:equation draw:name="f33" draw:formula="621510*logheight/648072"/>
            <draw:equation draw:name="f34" draw:formula="0*logwidth/1584176"/>
            <draw:equation draw:name="f35" draw:formula="0*logheight/648072"/>
            <draw:equation draw:name="f36" draw:formula="1584176*logwidth/1584176"/>
            <draw:equation draw:name="f37" draw:formula="0*logheight/648072"/>
            <draw:equation draw:name="f38" draw:formula="1584176*logwidth/1584176"/>
            <draw:equation draw:name="f39" draw:formula="648072*logheight/648072"/>
            <draw:equation draw:name="f40" draw:formula="21108*logwidth/1584176"/>
            <draw:equation draw:name="f41" draw:formula="621510*logheight/648072"/>
            <draw:equation draw:name="f42" draw:formula="0*logwidth/1584176"/>
            <draw:equation draw:name="f43" draw:formula="0*logheight/648072"/>
            <draw:equation draw:name="f44" draw:formula="1584176*logwidth/1584176"/>
            <draw:equation draw:name="f45" draw:formula="0*logheight/648072"/>
            <draw:equation draw:name="f46" draw:formula="1584176*logwidth/1584176"/>
            <draw:equation draw:name="f47" draw:formula="648072*logheight/648072"/>
            <draw:equation draw:name="f48" draw:formula="15898*logwidth/1584176"/>
            <draw:equation draw:name="f49" draw:formula="647168*logheight/648072"/>
            <draw:equation draw:name="f50" draw:formula="logwidth"/>
            <draw:equation draw:name="f51" draw:formula="logheight"/>
          </draw:enhanced-geometry>
        </draw:custom-shape>
        <draw:custom-shape draw:name="Rectangle 59" draw:style-name="gr4" draw:text-style-name="P2" draw:layer="layout" svg:width="4.399cm" svg:height="1.799cm" svg:x="18.45cm" svg:y="9.35cm">
          <text:p text:style-name="P4"/>
          <draw:enhanced-geometry draw:mirror-horizontal="false" draw:mirror-vertical="false" drawooo:sub-view-size="1584176 648072" draw:text-areas="0 0 ?f50 ?f51" svg:viewBox="0 0 0 0" draw:type="ooxml-non-primitive" draw:enhanced-path="M 0 0 L 1584176 0 1584176 648072 15898 647168 N">
            <draw:equation draw:name="f0" draw:formula="0*logwidth/1584176"/>
            <draw:equation draw:name="f1" draw:formula="0*logheight/648072"/>
            <draw:equation draw:name="f2" draw:formula="1584176*logwidth/1584176"/>
            <draw:equation draw:name="f3" draw:formula="0*logheight/648072"/>
            <draw:equation draw:name="f4" draw:formula="1584176*logwidth/1584176"/>
            <draw:equation draw:name="f5" draw:formula="648072*logheight/648072"/>
            <draw:equation draw:name="f6" draw:formula="0*logwidth/1584176"/>
            <draw:equation draw:name="f7" draw:formula="648072*logheight/648072"/>
            <draw:equation draw:name="f8" draw:formula="0*logwidth/1584176"/>
            <draw:equation draw:name="f9" draw:formula="0*logheight/648072"/>
            <draw:equation draw:name="f10" draw:formula="0*logwidth/1584176"/>
            <draw:equation draw:name="f11" draw:formula="0*logheight/739512"/>
            <draw:equation draw:name="f12" draw:formula="1584176*logwidth/1584176"/>
            <draw:equation draw:name="f13" draw:formula="0*logheight/739512"/>
            <draw:equation draw:name="f14" draw:formula="1584176*logwidth/1584176"/>
            <draw:equation draw:name="f15" draw:formula="648072*logheight/739512"/>
            <draw:equation draw:name="f16" draw:formula="91440*logwidth/1584176"/>
            <draw:equation draw:name="f17" draw:formula="739512*logheight/739512"/>
            <draw:equation draw:name="f18" draw:formula="0*logwidth/1584176"/>
            <draw:equation draw:name="f19" draw:formula="0*logheight/648072"/>
            <draw:equation draw:name="f20" draw:formula="1584176*logwidth/1584176"/>
            <draw:equation draw:name="f21" draw:formula="0*logheight/648072"/>
            <draw:equation draw:name="f22" draw:formula="1584176*logwidth/1584176"/>
            <draw:equation draw:name="f23" draw:formula="648072*logheight/648072"/>
            <draw:equation draw:name="f24" draw:formula="44488*logwidth/1584176"/>
            <draw:equation draw:name="f25" draw:formula="579897*logheight/648072"/>
            <draw:equation draw:name="f26" draw:formula="0*logwidth/1584176"/>
            <draw:equation draw:name="f27" draw:formula="0*logheight/648072"/>
            <draw:equation draw:name="f28" draw:formula="1584176*logwidth/1584176"/>
            <draw:equation draw:name="f29" draw:formula="0*logheight/648072"/>
            <draw:equation draw:name="f30" draw:formula="1584176*logwidth/1584176"/>
            <draw:equation draw:name="f31" draw:formula="648072*logheight/648072"/>
            <draw:equation draw:name="f32" draw:formula="21108*logwidth/1584176"/>
            <draw:equation draw:name="f33" draw:formula="621510*logheight/648072"/>
            <draw:equation draw:name="f34" draw:formula="0*logwidth/1584176"/>
            <draw:equation draw:name="f35" draw:formula="0*logheight/648072"/>
            <draw:equation draw:name="f36" draw:formula="1584176*logwidth/1584176"/>
            <draw:equation draw:name="f37" draw:formula="0*logheight/648072"/>
            <draw:equation draw:name="f38" draw:formula="1584176*logwidth/1584176"/>
            <draw:equation draw:name="f39" draw:formula="648072*logheight/648072"/>
            <draw:equation draw:name="f40" draw:formula="21108*logwidth/1584176"/>
            <draw:equation draw:name="f41" draw:formula="621510*logheight/648072"/>
            <draw:equation draw:name="f42" draw:formula="0*logwidth/1584176"/>
            <draw:equation draw:name="f43" draw:formula="0*logheight/648072"/>
            <draw:equation draw:name="f44" draw:formula="1584176*logwidth/1584176"/>
            <draw:equation draw:name="f45" draw:formula="0*logheight/648072"/>
            <draw:equation draw:name="f46" draw:formula="1584176*logwidth/1584176"/>
            <draw:equation draw:name="f47" draw:formula="648072*logheight/648072"/>
            <draw:equation draw:name="f48" draw:formula="15898*logwidth/1584176"/>
            <draw:equation draw:name="f49" draw:formula="647168*logheight/648072"/>
            <draw:equation draw:name="f50" draw:formula="logwidth"/>
            <draw:equation draw:name="f51" draw:formula="logheight"/>
          </draw:enhanced-geometry>
        </draw:custom-shape>
        <draw:custom-shape draw:name="Rectangle 59" draw:style-name="gr4" draw:text-style-name="P2" draw:layer="layout" svg:width="4.399cm" svg:height="1.799cm" draw:transform="rotate (-0.226892802759263) translate (18.419cm 13.118cm)">
          <text:p text:style-name="P4"/>
          <draw:enhanced-geometry draw:mirror-horizontal="false" draw:mirror-vertical="false" drawooo:sub-view-size="1584176 648072" draw:text-areas="0 0 ?f50 ?f51" svg:viewBox="0 0 0 0" draw:type="ooxml-non-primitive" draw:enhanced-path="M 0 0 L 1584176 0 1584176 648072 15898 647168 N">
            <draw:equation draw:name="f0" draw:formula="0*logwidth/1584176"/>
            <draw:equation draw:name="f1" draw:formula="0*logheight/648072"/>
            <draw:equation draw:name="f2" draw:formula="1584176*logwidth/1584176"/>
            <draw:equation draw:name="f3" draw:formula="0*logheight/648072"/>
            <draw:equation draw:name="f4" draw:formula="1584176*logwidth/1584176"/>
            <draw:equation draw:name="f5" draw:formula="648072*logheight/648072"/>
            <draw:equation draw:name="f6" draw:formula="0*logwidth/1584176"/>
            <draw:equation draw:name="f7" draw:formula="648072*logheight/648072"/>
            <draw:equation draw:name="f8" draw:formula="0*logwidth/1584176"/>
            <draw:equation draw:name="f9" draw:formula="0*logheight/648072"/>
            <draw:equation draw:name="f10" draw:formula="0*logwidth/1584176"/>
            <draw:equation draw:name="f11" draw:formula="0*logheight/739512"/>
            <draw:equation draw:name="f12" draw:formula="1584176*logwidth/1584176"/>
            <draw:equation draw:name="f13" draw:formula="0*logheight/739512"/>
            <draw:equation draw:name="f14" draw:formula="1584176*logwidth/1584176"/>
            <draw:equation draw:name="f15" draw:formula="648072*logheight/739512"/>
            <draw:equation draw:name="f16" draw:formula="91440*logwidth/1584176"/>
            <draw:equation draw:name="f17" draw:formula="739512*logheight/739512"/>
            <draw:equation draw:name="f18" draw:formula="0*logwidth/1584176"/>
            <draw:equation draw:name="f19" draw:formula="0*logheight/648072"/>
            <draw:equation draw:name="f20" draw:formula="1584176*logwidth/1584176"/>
            <draw:equation draw:name="f21" draw:formula="0*logheight/648072"/>
            <draw:equation draw:name="f22" draw:formula="1584176*logwidth/1584176"/>
            <draw:equation draw:name="f23" draw:formula="648072*logheight/648072"/>
            <draw:equation draw:name="f24" draw:formula="44488*logwidth/1584176"/>
            <draw:equation draw:name="f25" draw:formula="579897*logheight/648072"/>
            <draw:equation draw:name="f26" draw:formula="0*logwidth/1584176"/>
            <draw:equation draw:name="f27" draw:formula="0*logheight/648072"/>
            <draw:equation draw:name="f28" draw:formula="1584176*logwidth/1584176"/>
            <draw:equation draw:name="f29" draw:formula="0*logheight/648072"/>
            <draw:equation draw:name="f30" draw:formula="1584176*logwidth/1584176"/>
            <draw:equation draw:name="f31" draw:formula="648072*logheight/648072"/>
            <draw:equation draw:name="f32" draw:formula="21108*logwidth/1584176"/>
            <draw:equation draw:name="f33" draw:formula="621510*logheight/648072"/>
            <draw:equation draw:name="f34" draw:formula="0*logwidth/1584176"/>
            <draw:equation draw:name="f35" draw:formula="0*logheight/648072"/>
            <draw:equation draw:name="f36" draw:formula="1584176*logwidth/1584176"/>
            <draw:equation draw:name="f37" draw:formula="0*logheight/648072"/>
            <draw:equation draw:name="f38" draw:formula="1584176*logwidth/1584176"/>
            <draw:equation draw:name="f39" draw:formula="648072*logheight/648072"/>
            <draw:equation draw:name="f40" draw:formula="21108*logwidth/1584176"/>
            <draw:equation draw:name="f41" draw:formula="621510*logheight/648072"/>
            <draw:equation draw:name="f42" draw:formula="0*logwidth/1584176"/>
            <draw:equation draw:name="f43" draw:formula="0*logheight/648072"/>
            <draw:equation draw:name="f44" draw:formula="1584176*logwidth/1584176"/>
            <draw:equation draw:name="f45" draw:formula="0*logheight/648072"/>
            <draw:equation draw:name="f46" draw:formula="1584176*logwidth/1584176"/>
            <draw:equation draw:name="f47" draw:formula="648072*logheight/648072"/>
            <draw:equation draw:name="f48" draw:formula="15898*logwidth/1584176"/>
            <draw:equation draw:name="f49" draw:formula="647168*logheight/648072"/>
            <draw:equation draw:name="f50" draw:formula="logwidth"/>
            <draw:equation draw:name="f51" draw:formula="logheight"/>
          </draw:enhanced-geometry>
        </draw:custom-shape>
        <draw:custom-shape draw:name="Rectangle 59" draw:style-name="gr4" draw:text-style-name="P2" draw:layer="layout" svg:width="4.399cm" svg:height="1.799cm" draw:transform="rotate (-0.453785605518526) translate (17.087cm 16.857cm)">
          <text:p text:style-name="P4"/>
          <draw:enhanced-geometry draw:mirror-horizontal="false" draw:mirror-vertical="false" drawooo:sub-view-size="1584176 648072" draw:text-areas="0 0 ?f50 ?f51" svg:viewBox="0 0 0 0" draw:type="ooxml-non-primitive" draw:enhanced-path="M 0 0 L 1584176 0 1584176 648072 15898 647168 N">
            <draw:equation draw:name="f0" draw:formula="0*logwidth/1584176"/>
            <draw:equation draw:name="f1" draw:formula="0*logheight/648072"/>
            <draw:equation draw:name="f2" draw:formula="1584176*logwidth/1584176"/>
            <draw:equation draw:name="f3" draw:formula="0*logheight/648072"/>
            <draw:equation draw:name="f4" draw:formula="1584176*logwidth/1584176"/>
            <draw:equation draw:name="f5" draw:formula="648072*logheight/648072"/>
            <draw:equation draw:name="f6" draw:formula="0*logwidth/1584176"/>
            <draw:equation draw:name="f7" draw:formula="648072*logheight/648072"/>
            <draw:equation draw:name="f8" draw:formula="0*logwidth/1584176"/>
            <draw:equation draw:name="f9" draw:formula="0*logheight/648072"/>
            <draw:equation draw:name="f10" draw:formula="0*logwidth/1584176"/>
            <draw:equation draw:name="f11" draw:formula="0*logheight/739512"/>
            <draw:equation draw:name="f12" draw:formula="1584176*logwidth/1584176"/>
            <draw:equation draw:name="f13" draw:formula="0*logheight/739512"/>
            <draw:equation draw:name="f14" draw:formula="1584176*logwidth/1584176"/>
            <draw:equation draw:name="f15" draw:formula="648072*logheight/739512"/>
            <draw:equation draw:name="f16" draw:formula="91440*logwidth/1584176"/>
            <draw:equation draw:name="f17" draw:formula="739512*logheight/739512"/>
            <draw:equation draw:name="f18" draw:formula="0*logwidth/1584176"/>
            <draw:equation draw:name="f19" draw:formula="0*logheight/648072"/>
            <draw:equation draw:name="f20" draw:formula="1584176*logwidth/1584176"/>
            <draw:equation draw:name="f21" draw:formula="0*logheight/648072"/>
            <draw:equation draw:name="f22" draw:formula="1584176*logwidth/1584176"/>
            <draw:equation draw:name="f23" draw:formula="648072*logheight/648072"/>
            <draw:equation draw:name="f24" draw:formula="44488*logwidth/1584176"/>
            <draw:equation draw:name="f25" draw:formula="579897*logheight/648072"/>
            <draw:equation draw:name="f26" draw:formula="0*logwidth/1584176"/>
            <draw:equation draw:name="f27" draw:formula="0*logheight/648072"/>
            <draw:equation draw:name="f28" draw:formula="1584176*logwidth/1584176"/>
            <draw:equation draw:name="f29" draw:formula="0*logheight/648072"/>
            <draw:equation draw:name="f30" draw:formula="1584176*logwidth/1584176"/>
            <draw:equation draw:name="f31" draw:formula="648072*logheight/648072"/>
            <draw:equation draw:name="f32" draw:formula="21108*logwidth/1584176"/>
            <draw:equation draw:name="f33" draw:formula="621510*logheight/648072"/>
            <draw:equation draw:name="f34" draw:formula="0*logwidth/1584176"/>
            <draw:equation draw:name="f35" draw:formula="0*logheight/648072"/>
            <draw:equation draw:name="f36" draw:formula="1584176*logwidth/1584176"/>
            <draw:equation draw:name="f37" draw:formula="0*logheight/648072"/>
            <draw:equation draw:name="f38" draw:formula="1584176*logwidth/1584176"/>
            <draw:equation draw:name="f39" draw:formula="648072*logheight/648072"/>
            <draw:equation draw:name="f40" draw:formula="21108*logwidth/1584176"/>
            <draw:equation draw:name="f41" draw:formula="621510*logheight/648072"/>
            <draw:equation draw:name="f42" draw:formula="0*logwidth/1584176"/>
            <draw:equation draw:name="f43" draw:formula="0*logheight/648072"/>
            <draw:equation draw:name="f44" draw:formula="1584176*logwidth/1584176"/>
            <draw:equation draw:name="f45" draw:formula="0*logheight/648072"/>
            <draw:equation draw:name="f46" draw:formula="1584176*logwidth/1584176"/>
            <draw:equation draw:name="f47" draw:formula="648072*logheight/648072"/>
            <draw:equation draw:name="f48" draw:formula="15898*logwidth/1584176"/>
            <draw:equation draw:name="f49" draw:formula="647168*logheight/648072"/>
            <draw:equation draw:name="f50" draw:formula="logwidth"/>
            <draw:equation draw:name="f51" draw:formula="logheight"/>
          </draw:enhanced-geometry>
        </draw:custom-shape>
        <draw:custom-shape draw:name="ZoneTexte 1" draw:style-name="gr5" draw:text-style-name="P2" draw:layer="layout" svg:width="2.615cm" svg:height="1.098cm" svg:x="-0.009cm" svg:y="7.624cm">
          <text:p text:style-name="P4"><text:span text:style-name="T1">S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5" draw:text-style-name="P2" draw:layer="layout" svg:width="1.951cm" svg:height="1.098cm" svg:x="23.111cm" svg:y="9.694cm">
          <text:p text:style-name="P4"><text:span text:style-name="T1">Ce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20.5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423cm" fo:padding-top="0.127cm" fo:padding-bottom="0.127cm" fo:padding-left="0.254cm" fo:padding-right="0.254cm" fo:wrap-option="wrap"/>
    </style:style>
    <style:style style:name="M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8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89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393cm" svg:x="1.905cm" svg:y="6.369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Sous-titre 2" presentation:style-name="Mpr2" draw:text-style-name="MP8" draw:layer="backgroundobjects" svg:width="17.779cm" svg:height="5.238cm" svg:x="3.81cm" svg:y="11.617cm" presentation:class="subtitle" presentation:user-transformed="true">
        <draw:text-box>
          <text:p text:style-name="MP7"><text:span text:style-name="MT2">Modifiez le style des sous-titres du masque</text:span></text:p>
        </draw:text-box>
      </draw:frame>
      <draw:frame draw:name="Espace réservé de la date 3" presentation:style-name="Mpr3" draw:text-style-name="MP10" draw:layer="backgroundobjects" svg:width="5.926cm" svg:height="1.09cm" svg:x="1.27cm" svg:y="19.001cm" presentation:class="date-time" presentation:user-transformed="true">
        <draw:text-box>
          <text:p text:style-name="MP9"><text:span text:style-name="MT3"><text:date style:data-style-name="D1" text:date-value="2016-01-05">05/01/2016</text:date></text:span></text:p>
        </draw:text-box>
      </draw:frame>
      <draw:frame draw:name="Espace réservé du pied de page 4" presentation:style-name="Mpr3" draw:text-style-name="MP10" draw:layer="backgroundobjects" svg:width="8.042cm" svg:height="1.09cm" svg:x="8.678cm" svg:y="19.001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0" draw:layer="backgroundobjects" svg:width="5.926cm" svg:height="1.09cm" svg:x="18.203cm" svg:y="19.001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lban Lafuente</meta:initial-creator>
    <dc:creator>Alban Lafuente</dc:creator>
    <meta:editing-cycles>6</meta:editing-cycles>
    <meta:creation-date>2016-01-04T17:51:23</meta:creation-date>
    <dc:date>2016-01-05T09:10:06</dc:date>
    <meta:editing-duration>PT40S</meta:editing-duration>
    <meta:generator>LibreOffice/4.4.5.2$Windows_x86 LibreOffice_project/a22f674fd25a3b6f45bdebf25400ed2adff0ff99</meta:generator>
    <meta:document-statistic meta:object-count="3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